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orDaoImpl.CorrelatorDaoImpl( String correlatorId , BpelDAOConnectionImpl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rrelatorDaoImpl.dequeueMessage( CorrelationKey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rrelatorDaoImpl.removeRoutes( String routeGroupId , ProcessInstanceDAO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QueueEntry.MsgQueueEntry( MessageExchangeDAO mex , CorrelationKey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latorDaoImpl.findRoute( CorrelationKey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relatorDaoImpl.checkRoute( CorrelationKey c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orDaoImpl.enqueueMessage( MessageExchangeDAO mex , CorrelationKey [ ]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rrelatorDao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orDaoImpl.getCorrel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orDaoImpl.addRoute( String routeId , ProcessInstanceDAO target , int idx , CorrelationKey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rrelatorDao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relatorDaoImpl._removeRoutes( String routeGroupId , ProcessInstanceDaoImpl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